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ish Type</text:p>
          </table:table-cell>
          <table:table-cell office:value-type="string" calcext:value-type="string">
            <text:p>Fish Species</text:p>
          </table:table-cell>
          <table:table-cell office:value-type="string" calcext:value-type="string">
            <text:p>Length (cm)</text:p>
          </table:table-cell>
          <table:table-cell office:value-type="string" calcext:value-type="string">
            <text:p>Catc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ngton</text:p>
          </table:table-cell>
          <table:table-cell office:value-type="float" office:value="-31.874173" calcext:value-type="float">
            <text:p>-31.874173</text:p>
          </table:table-cell>
          <table:table-cell office:value-type="float" office:value="152.686713" calcext:value-type="float">
            <text:p>152.6867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ockton</text:p>
          </table:table-cell>
          <table:table-cell office:value-type="float" office:value="-32.893223" calcext:value-type="float">
            <text:p>-32.893223</text:p>
          </table:table-cell>
          <table:table-cell office:value-type="float" office:value="151.789249" calcext:value-type="float">
            <text:p>151.789249</text:p>
          </table:table-cell>
          <table:table-cell office:value-type="string" calcext:value-type="string">
            <text:p>Bream</text:p>
          </table:table-cell>
          <table:table-cell office:value-type="string" calcext:value-type="string">
            <text:p>Yellowfin</text:p>
          </table:table-cell>
          <table:table-cell/>
          <table:table-cell office:value-type="string" calcext:value-type="string">
            <text:p>Jos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ckton</text:p>
          </table:table-cell>
          <table:table-cell office:value-type="float" office:value="-32.893223" calcext:value-type="float">
            <text:p>-32.893223</text:p>
          </table:table-cell>
          <table:table-cell office:value-type="float" office:value="151.789249" calcext:value-type="float">
            <text:p>151.789249</text:p>
          </table:table-cell>
          <table:table-cell office:value-type="string" calcext:value-type="string">
            <text:p>Bream</text:p>
          </table:table-cell>
          <table:table-cell office:value-type="string" calcext:value-type="string">
            <text:p>Yellowfin</text:p>
          </table:table-cell>
          <table:table-cell/>
          <table:table-cell office:value-type="string" calcext:value-type="string">
            <text:p>Jos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ckton</text:p>
          </table:table-cell>
          <table:table-cell office:value-type="float" office:value="-32.893223" calcext:value-type="float">
            <text:p>-32.893223</text:p>
          </table:table-cell>
          <table:table-cell office:value-type="float" office:value="151.789249" calcext:value-type="float">
            <text:p>151.789249</text:p>
          </table:table-cell>
          <table:table-cell office:value-type="string" calcext:value-type="string">
            <text:p>Bream</text:p>
          </table:table-cell>
          <table:table-cell office:value-type="string" calcext:value-type="string">
            <text:p>Yellowfin</text:p>
          </table:table-cell>
          <table:table-cell/>
          <table:table-cell office:value-type="string" calcext:value-type="string">
            <text:p>Jaco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ckton</text:p>
          </table:table-cell>
          <table:table-cell office:value-type="float" office:value="-32.893223" calcext:value-type="float">
            <text:p>-32.893223</text:p>
          </table:table-cell>
          <table:table-cell office:value-type="float" office:value="151.789249" calcext:value-type="float">
            <text:p>151.789249</text:p>
          </table:table-cell>
          <table:table-cell office:value-type="string" calcext:value-type="string">
            <text:p>Bream</text:p>
          </table:table-cell>
          <table:table-cell office:value-type="string" calcext:value-type="string">
            <text:p>Yellowfin</text:p>
          </table:table-cell>
          <table:table-cell/>
          <table:table-cell office:value-type="string" calcext:value-type="string">
            <text:p>Jaco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ckton</text:p>
          </table:table-cell>
          <table:table-cell office:value-type="float" office:value="-32.892903" calcext:value-type="float">
            <text:p>-32.892903</text:p>
          </table:table-cell>
          <table:table-cell office:value-type="float" office:value="151.789021" calcext:value-type="float">
            <text:p>151.789021</text:p>
          </table:table-cell>
          <table:table-cell office:value-type="string" calcext:value-type="string">
            <text:p>Bream</text:p>
          </table:table-cell>
          <table:table-cell office:value-type="string" calcext:value-type="string">
            <text:p>Yellowfin</text:p>
          </table:table-cell>
          <table:table-cell/>
          <table:table-cell office:value-type="string" calcext:value-type="string">
            <text:p>Jaco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ckton</text:p>
          </table:table-cell>
          <table:table-cell office:value-type="float" office:value="-32.892903" calcext:value-type="float">
            <text:p>-32.892903</text:p>
          </table:table-cell>
          <table:table-cell office:value-type="float" office:value="151.789021" calcext:value-type="float">
            <text:p>151.789021</text:p>
          </table:table-cell>
          <table:table-cell office:value-type="string" calcext:value-type="string">
            <text:p>Flathead</text:p>
          </table:table-cell>
          <table:table-cell office:value-type="string" calcext:value-type="string">
            <text:p>Dusky</text:p>
          </table:table-cell>
          <table:table-cell/>
          <table:table-cell office:value-type="string" calcext:value-type="string">
            <text:p>Jacob</text:p>
          </table:table-cell>
        </table:table-row>
        <table:table-row table:style-name="ro1">
          <table:table-cell/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Marmong Point</text:p>
          </table:table-cell>
          <table:table-cell office:value-type="float" office:value="-32.976149" calcext:value-type="float">
            <text:p>-32.976149</text:p>
          </table:table-cell>
          <table:table-cell office:value-type="float" office:value="151.620604" calcext:value-type="float">
            <text:p>151.620604</text:p>
          </table:table-cell>
          <table:table-cell office:value-type="string" calcext:value-type="string">
            <text:p>Trevally</text:p>
          </table:table-cell>
          <table:table-cell office:value-type="string" calcext:value-type="string">
            <text:p>Silv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table:style-name="ce1" office:value-type="date" office:date-value="2022-07-18" calcext:value-type="date">
            <text:p>18/07/22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string" calcext:value-type="string">
            <text:p>Stockton</text:p>
          </table:table-cell>
          <table:table-cell office:value-type="float" office:value="-32.917295" calcext:value-type="float">
            <text:p>-32.917295</text:p>
          </table:table-cell>
          <table:table-cell office:value-type="float" office:value="151.790966" calcext:value-type="float">
            <text:p>151.790966</text:p>
          </table:table-cell>
          <table:table-cell office:value-type="string" calcext:value-type="string">
            <text:p>Flathead</text:p>
          </table:table-cell>
          <table:table-cell office:value-type="string" calcext:value-type="string">
            <text:p>Dusk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table:style-name="ce1" office:value-type="date" office:date-value="2022-07-19" calcext:value-type="date">
            <text:p>19/07/22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string" calcext:value-type="string">
            <text:p>Stockton</text:p>
          </table:table-cell>
          <table:table-cell office:value-type="float" office:value="-32.917331" calcext:value-type="float">
            <text:p>-32.917331</text:p>
          </table:table-cell>
          <table:table-cell office:value-type="float" office:value="151.791184" calcext:value-type="float">
            <text:p>151.791184</text:p>
          </table:table-cell>
          <table:table-cell office:value-type="string" calcext:value-type="string">
            <text:p>Flathead</text:p>
          </table:table-cell>
          <table:table-cell office:value-type="string" calcext:value-type="string">
            <text:p>Bluespot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ook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nook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lathead</text:p>
          </table:table-cell>
          <table:table-cell office:value-type="string" calcext:value-type="string">
            <text:p>Dusky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lathead</text:p>
          </table:table-cell>
          <table:table-cell office:value-type="string" calcext:value-type="string">
            <text:p>Bluespott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hiting</text:p>
          </table:table-cell>
          <table:table-cell office:value-type="string" calcext:value-type="string">
            <text:p>King George</text:p>
          </table:table-cell>
          <table:table-cell office:value-type="float" office:value="34" calcext:value-type="float">
            <text:p>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6:55:28.91233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14:18:09.339845632</meta:creation-date>
    <dc:date>2022-07-20T18:29:28.713292471</dc:date>
    <meta:editing-duration>P1DT15M44S</meta:editing-duration>
    <meta:editing-cycles>5</meta:editing-cycles>
    <meta:generator>LibreOffice/6.4.7.2$Linux_X86_64 LibreOffice_project/40$Build-2</meta:generator>
    <meta:document-statistic meta:table-count="1" meta:cell-count="87" meta:object-count="0"/>
  </office:meta>
</office:document-meta>
</file>